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2985DBF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_20_Single">
      <style:text-properties fo:color="#ff3333" fo:font-size="96pt" fo:font-style="italic" style:font-size-asian="96pt" style:font-style-asian="italic" style:font-size-complex="96pt" style:font-style-complex="italic"/>
    </style:style>
    <style:style style:name="P2" style:family="paragraph" style:parent-style-name="Text_20_Body_20_Single" style:list-style-name="L1"/>
    <style:style style:name="P3" style:family="paragraph">
      <style:paragraph-properties style:punctuation-wrap="hanging" style:line-break="strict" style:writing-mode="lr-t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style:style style:name="gr1" style:family="graphic">
      <style:graphic-properties svg:stroke-width="0.0236in" svg:stroke-color="#808080" draw:fill-color="#ffff99" draw:textarea-horizontal-align="justify" draw:textarea-vertical-align="middle" draw:auto-grow-height="false" fo:padding-top="0.0118in" fo:padding-bottom="0.0118in" fo:padding-left="0.0118in" fo:padding-right="0.0118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DF EXPORT TEST</text:p>
      <text:p text:style-name="Subtitle"/>
      <text:p text:style-name="Text_20_Body_20_Single"/>
      <text:p text:style-name="Heading">Tab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_20_Single"/>
      <text:p text:style-name="Heading">Picture</text:p>
      <text:p text:style-name="Text_20_Body_20_Single"><draw:frame draw:style-name="fr1" draw:name="graphics1" text:anchor-type="paragraph" svg:width="0.6665in" svg:height="0.6665in" draw:z-index="1"><draw:image xlink:href="Pictures/1000000000000040000000402985DBF3.png" xlink:type="simple" xlink:show="embed" xlink:actuate="onLoad"/></draw:frame></text:p>
      <text:p text:style-name="Heading"><draw:custom-shape text:anchor-type="paragraph" draw:z-index="0" draw:style-name="gr1" draw:text-style-name="P3" svg:width="2.1567in" svg:height="1.7713in" svg:x="1.6744in" svg:y="1.0244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Drawing</text:p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  <text:p text:style-name="Heading">Numbering</text:p>
      <text:list xml:id="list1815640492" text:style-name="L1">
        <text:list-item>
          <text:p text:style-name="P2">Item 1</text:p>
        </text:list-item>
        <text:list-item>
          <text:p text:style-name="P2">Item 2</text:p>
        </text:list-item>
        <text:list-item>
          <text:p text:style-name="P2">Item 3</text:p>
        </text:list-item>
      </text:list>
      <text:p text:style-name="Text_20_Body_20_Single"/>
      <text:p text:style-name="P1">Font</text:p>
      <text:p text:style-name="P1"/>
      <text:p text:style-name="Default_20_Text"><text:a xlink:type="simple" xlink:href="http://www.foo.com/">http://www.foo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Default_20_Text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Default_20_Text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h" style:country-asian="CN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irstname lastname</meta:initial-creator>
    <meta:creation-date>2012-01-31T10:38:19</meta:creation-date>
    <dc:date>2012-01-31T11:17:08</dc:date>
    <dc:creator>firstname lastname</dc:creator>
    <meta:editing-duration>PT00H05M18S</meta:editing-duration>
    <meta:editing-cycles>2</meta:editing-cycles>
    <meta:generator>OpenOffice.org/3.4$Unix OpenOffice.org_project/340m1$Build-9584</meta:generator>
    <meta:document-statistic meta:table-count="1" meta:image-count="1" meta:object-count="0" meta:page-count="2" meta:paragraph-count="10" meta:word-count="18" meta:character-count="90"/>
    <meta:user-defined meta:name="Info 1"/>
    <meta:user-defined meta:name="Info 2"/>
    <meta:user-defined meta:name="Info 3"/>
    <meta:user-defined meta:name="Info 4"/>
  </office:meta>
</office:document-meta>
</file>